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2E5C8A70BB455962572.png" manifest:media-type="image/png"/>
  <manifest:file-entry manifest:full-path="Pictures/1000020100000287000002E537C303A8634F29C8.png" manifest:media-type="image/png"/>
  <manifest:file-entry manifest:full-path="Pictures/1000020100000287000002E5E5CA41F2FEFD53FB.png" manifest:media-type="image/png"/>
  <manifest:file-entry manifest:full-path="Pictures/1000020100000287000002E5E408B741A121CD8A.png" manifest:media-type="image/png"/>
  <manifest:file-entry manifest:full-path="Pictures/1000020100000287000002E58BE55B852ACDE3E7.png" manifest:media-type="image/png"/>
  <manifest:file-entry manifest:full-path="Pictures/1000020100000287000002E58348C5E35AA9CFC0.png" manifest:media-type="image/png"/>
  <manifest:file-entry manifest:full-path="Pictures/1000020100000287000002E59C3A014D1456D918.png" manifest:media-type="image/png"/>
  <manifest:file-entry manifest:full-path="Pictures/1000020100000287000002E514617052C5B1709D.png" manifest:media-type="image/png"/>
  <manifest:file-entry manifest:full-path="Pictures/1000020100000287000002E5B3C838E8A2785B02.png" manifest:media-type="image/png"/>
  <manifest:file-entry manifest:full-path="Pictures/1000020100000287000002E5C00C55BC4EDEABB4.png" manifest:media-type="image/png"/>
  <manifest:file-entry manifest:full-path="Pictures/1000020100000287000002E516F58C1755768AD6.png" manifest:media-type="image/png"/>
  <manifest:file-entry manifest:full-path="Pictures/1000020100000287000002E5D92BF42583ADA1DB.png" manifest:media-type="image/png"/>
  <manifest:file-entry manifest:full-path="Pictures/1000020100000287000002E54AFC7D5444FB6AD0.png" manifest:media-type="image/png"/>
  <manifest:file-entry manifest:full-path="Pictures/1000020100000287000002E5168C10D0E6E8EF9C.png" manifest:media-type="image/png"/>
  <manifest:file-entry manifest:full-path="Pictures/1000020100000287000002E564551F42EFC5B913.png" manifest:media-type="image/png"/>
  <manifest:file-entry manifest:full-path="Pictures/1000020100000287000002E5A35D7EE1A878E9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6fa5" officeooo:paragraph-rsid="00036fa5"/>
    </style:style>
    <style:style style:name="P2" style:family="paragraph" style:parent-style-name="Standard">
      <style:text-properties officeooo:rsid="00070d9e" officeooo:paragraph-rsid="00070d9e"/>
    </style:style>
    <style:style style:name="P3" style:family="paragraph" style:parent-style-name="Header">
      <style:paragraph-properties fo:text-align="end" style:justify-single-word="false"/>
      <style:text-properties officeooo:rsid="00036fa5"/>
    </style:style>
    <style:style style:name="P4" style:family="paragraph">
      <loext:graphic-properties draw:fill="none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9.5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16.4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8.7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5.5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1.6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5.87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8.6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10.49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16.34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5.69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cm, 0cm, 13.93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1.6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12.48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10.40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cm, 0cm, 15.954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mirror="none" fo:clip="rect(0cm, 0cm, 12.55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45cm" fo:min-width="2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397cm" fo:min-width="4.84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</text:p>
      <text:p text:style-name="P1"/>
      <text:p text:style-name="P1"><draw:frame draw:style-name="fr1" draw:name="Imagen1" text:anchor-type="paragraph" svg:width="17cm" svg:height="10.022cm" draw:z-index="0"><draw:image xlink:href="Pictures/1000020100000287000002E5D92BF42583ADA1DB.png" xlink:type="simple" xlink:show="embed" xlink:actuate="onLoad" loext:mime-type="image/x-vclgraphic"/></draw:frame></text:p>
      <text:p text:style-name="P1"/>
      <text:p text:style-name="P1"/>
      <text:p text:style-name="P1">2.-</text:p>
      <text:p text:style-name="P1"/>
      <text:p text:style-name="P2"><draw:frame draw:style-name="fr2" draw:name="Imagen2" text:anchor-type="paragraph" svg:width="17cm" svg:height="3.17cm" draw:z-index="1"><draw:image xlink:href="Pictures/1000020100000287000002E5C00C55BC4EDEABB4.png" xlink:type="simple" xlink:show="embed" xlink:actuate="onLoad" loext:mime-type="image/x-vclgraphic"/></draw:frame></text:p>
      <text:p text:style-name="P1"/>
      <text:p text:style-name="P1"><draw:frame draw:style-name="fr3" draw:name="Imagen3" text:anchor-type="paragraph" svg:width="17cm" svg:height="10.825cm" draw:z-index="2"><draw:image xlink:href="Pictures/1000020100000287000002E54AFC7D5444FB6AD0.png" xlink:type="simple" xlink:show="embed" xlink:actuate="onLoad" loext:mime-type="image/x-vclgraphic"/></draw:frame><text:soft-page-break/></text:p>
      <text:p text:style-name="P1"><draw:frame draw:style-name="fr4" draw:name="Imagen4" text:anchor-type="paragraph" svg:width="17cm" svg:height="4.041cm" draw:z-index="3"><draw:image xlink:href="Pictures/1000020100000287000002E516F58C1755768AD6.png" xlink:type="simple" xlink:show="embed" xlink:actuate="onLoad" loext:mime-type="image/x-vclgraphic"/></draw:frame></text:p>
      <text:p text:style-name="P1"><draw:frame draw:style-name="fr5" draw:name="Imagen5" text:anchor-type="paragraph" svg:width="17cm" svg:height="17.81cm" draw:z-index="4"><draw:image xlink:href="Pictures/1000020100000287000002E5168C10D0E6E8EF9C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-</text:p>
      <text:p text:style-name="P1"/>
      <text:p text:style-name="P1"><draw:frame draw:style-name="fr6" draw:name="Imagen6" text:anchor-type="paragraph" svg:width="17cm" svg:height="13.633cm" draw:z-index="5"><draw:image xlink:href="Pictures/1000020100000287000002E5A35D7EE1A878E90C.png" xlink:type="simple" xlink:show="embed" xlink:actuate="onLoad" loext:mime-type="image/x-vclgraphic"/></draw:frame></text:p>
      <text:p text:style-name="P1"/>
      <text:p text:style-name="P1"/>
      <text:p text:style-name="P1"><draw:frame draw:style-name="fr7" draw:name="Imagen7" text:anchor-type="paragraph" svg:y="0.159cm" svg:width="17cm" svg:height="10.88cm" draw:z-index="6"><draw:image xlink:href="Pictures/1000020100000287000002E514617052C5B1709D.png" xlink:type="simple" xlink:show="embed" xlink:actuate="onLoad" loext:mime-type="image/x-vclgraphic"/></draw:frame><draw:custom-shape text:anchor-type="paragraph" draw:z-index="7" draw:name="Forma1" draw:style-name="gr1" draw:text-style-name="P4" svg:width="2.117cm" svg:height="0.451cm" svg:x="2.917cm" svg:y="9.82cm"><text:p/><draw:enhanced-geometry svg:viewBox="0 0 21600 21600" draw:type="rectangle" draw:enhanced-path="M 0 0 L 21600 0 21600 21600 0 21600 0 0 Z N"/></draw:custom-shape><text:soft-page-break/></text:p>
      <text:p text:style-name="P1"/>
      <text:p text:style-name="P1"><text:soft-page-break/>4.-</text:p>
      <text:p text:style-name="P1"/>
      <text:p text:style-name="P1"><draw:frame draw:style-name="fr8" draw:name="Imagen8" text:anchor-type="paragraph" svg:width="17cm" svg:height="9.047cm" draw:z-index="8"><draw:image xlink:href="Pictures/1000020100000287000002E59C3A014D1456D918.png" xlink:type="simple" xlink:show="embed" xlink:actuate="onLoad" loext:mime-type="image/x-vclgraphic"/></draw:frame></text:p>
      <text:p text:style-name="P1"/>
      <text:p text:style-name="P1">5.-</text:p>
      <text:p text:style-name="P1"/>
      <text:p text:style-name="P1"><draw:frame draw:style-name="fr9" draw:name="Imagen9" text:anchor-type="paragraph" svg:width="17cm" svg:height="3.235cm" draw:z-index="9"><draw:image xlink:href="Pictures/1000020100000287000002E58348C5E35AA9CFC0.png" xlink:type="simple" xlink:show="embed" xlink:actuate="onLoad" loext:mime-type="image/x-vclgraphic"/></draw:frame></text:p>
      <text:p text:style-name="P1"><draw:frame draw:style-name="fr10" draw:name="Imagen10" text:anchor-type="paragraph" svg:width="17cm" svg:height="13.815cm" draw:z-index="10"><draw:image xlink:href="Pictures/1000020100000287000002E5B3C838E8A2785B02.png" xlink:type="simple" xlink:show="embed" xlink:actuate="onLoad" loext:mime-type="image/x-vclgraphic"/></draw:frame><text:soft-page-break/></text:p>
      <text:p text:style-name="P1"/>
      <text:p text:style-name="P1"><draw:frame draw:style-name="fr11" draw:name="Imagen11" text:anchor-type="paragraph" svg:width="17cm" svg:height="5.629cm" draw:z-index="11"><draw:image xlink:href="Pictures/1000020100000287000002E58BE55B852ACDE3E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2" draw:name="Imagen12" text:anchor-type="paragraph" svg:width="17cm" svg:height="17.81cm" draw:z-index="12"><draw:image xlink:href="Pictures/1000020100000287000002E564551F42EFC5B913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-</text:p>
      <text:p text:style-name="P1"/>
      <text:p text:style-name="P1"><draw:frame draw:style-name="fr13" draw:name="Imagen13" text:anchor-type="paragraph" svg:width="17cm" svg:height="7.07cm" draw:z-index="13"><draw:image xlink:href="Pictures/1000020100000287000002E537C303A8634F29C8.png" xlink:type="simple" xlink:show="embed" xlink:actuate="onLoad" loext:mime-type="image/x-vclgraphic"/></draw:frame></text:p>
      <text:p text:style-name="P1"/>
      <text:p text:style-name="P1">7.-</text:p>
      <text:p text:style-name="P1"/>
      <text:p text:style-name="P1"><draw:frame draw:style-name="fr14" draw:name="Imagen14" text:anchor-type="paragraph" svg:width="17cm" svg:height="9.133cm" draw:z-index="14"><draw:image xlink:href="Pictures/1000020100000287000002E5E408B741A121CD8A.png" xlink:type="simple" xlink:show="embed" xlink:actuate="onLoad" loext:mime-type="image/x-vclgraphic"/></draw:frame><draw:custom-shape text:anchor-type="paragraph" draw:z-index="15" draw:name="Forma2" draw:style-name="gr2" draw:text-style-name="P4" svg:width="4.843cm" svg:height="0.398cm" svg:x="3.103cm" svg:y="6.324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9.-</text:p>
      <text:p text:style-name="P1"/>
      <text:p text:style-name="P1"><draw:frame draw:style-name="fr15" draw:name="Imagen15" text:anchor-type="paragraph" svg:width="17cm" svg:height="3.625cm" draw:z-index="16"><draw:image xlink:href="Pictures/1000020100000287000002E5C8A70BB455962572.png" xlink:type="simple" xlink:show="embed" xlink:actuate="onLoad" loext:mime-type="image/x-vclgraphic"/></draw:frame></text:p>
      <text:p text:style-name="P1"/>
      <text:p text:style-name="P1"/>
      <text:p text:style-name="P1">10.-</text:p>
      <text:p text:style-name="P1"/>
      <text:p text:style-name="P1"><draw:frame draw:style-name="fr16" draw:name="Imagen16" text:anchor-type="paragraph" svg:width="17cm" svg:height="7.004cm" draw:z-index="17"><draw:image xlink:href="Pictures/1000020100000287000002E5E5CA41F2FEFD53F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6f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del Mar Vazqu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6:11:19.619338000</meta:creation-date>
    <dc:date>2020-01-17T17:51:52.001017697</dc:date>
    <meta:editing-duration>PT9M50S</meta:editing-duration>
    <meta:editing-cycles>1</meta:editing-cycles>
    <meta:document-statistic meta:table-count="0" meta:image-count="16" meta:object-count="0" meta:page-count="10" meta:paragraph-count="10" meta:word-count="13" meta:character-count="49" meta:non-whitespace-character-count="46"/>
    <meta:generator>LibreOffice/6.0.7.3$Linux_X86_64 LibreOffice_project/00m0$Build-3</meta:generator>
  </office:meta>
</office:document-meta>
</file>